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339in"/>
    </style:style>
    <style:style style:name="co3" style:family="table-column">
      <style:table-column-properties fo:break-before="auto" style:column-width="0.2898in"/>
    </style:style>
    <style:style style:name="co4" style:family="table-column">
      <style:table-column-properties fo:break-before="auto" style:column-width="1.2311in"/>
    </style:style>
    <style:style style:name="ro1" style:family="table-row">
      <style:table-row-properties style:row-height="0.1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visibility="collapse" table:default-cell-style-name="Default"/>
        <table:table-column table:style-name="co2" table:default-cell-style-name="ce1"/>
        <table:table-column table:style-name="co3" table:default-cell-style-name="ce2"/>
        <table:table-column table:style-name="co1" table:number-columns-repeated="9" table:default-cell-style-name="Default"/>
        <table:table-column table:style-name="co4" table:default-cell-style-name="Default"/>
        <table:table-row table:style-name="ro1">
          <table:table-cell office:value-type="string">
            <text:p>Book</text:p>
          </table:table-cell>
          <table:table-cell office:value-type="string">
            <text:p>Chap</text:p>
          </table:table-cell>
          <table:table-cell office:value-type="string">
            <text:p>V</text:p>
          </table:table-cell>
          <table:table-cell office:value-type="string">
            <text:p>Text</text:p>
          </table:table-cell>
          <table:table-cell table:number-columns-repeated="9"/>
        </table:table-row>
        <table:table-row table:style-name="ro1">
          <table:table-cell office:value-type="string">
            <text:p>ephesian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pan text:style-name="T1"> </text:span><text:span text:style-name="T1">Paul, an apostle of Christ</text:span> Jesus by the will of God, To the saints in Ephesus, the faithful in Christ Jesus:</text:p>
          </table:table-cell>
          <table:table-cell table:number-columns-repeated="9"/>
        </table:table-row>
        <table:table-row table:style-name="ro1">
          <table:table-cell office:value-type="string">
            <text:p>ephesian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 <text:span text:style-name="T1">Grace and peace to you</text:span> from God our Father and the Lord Jesus Christ. </text:p>
          </table:table-cell>
          <table:table-cell table:number-columns-repeated="9"/>
        </table:table-row>
        <table:table-row table:style-name="ro1">
          <table:table-cell office:value-type="string">
            <text:p>ephesian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 <text:span text:style-name="T1">Praise be to the God</text:span> and Father of our Lord Jesus Christ, who has blessed us in the heavenly realms with every spiritual blessing in Christ. </text:p>
          </table:table-cell>
          <table:table-cell table:number-columns-repeated="9"/>
        </table:table-row>
        <table:table-row table:style-name="ro1">
          <table:table-cell office:value-type="string">
            <text:p>ephesian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 <text:span text:style-name="T1">For he chose us in</text:span> him before the creation of the world to be holy and blameless in his sight. In love </text:p>
          </table:table-cell>
          <table:table-cell table:number-columns-repeated="9"/>
        </table:table-row>
        <table:table-row table:style-name="ro1">
          <table:table-cell office:value-type="string">
            <text:p>ephesian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<text:span text:style-name="T1"> </text:span><text:span text:style-name="T1">he predestined us to be</text:span> adopted as his sons through Jesus Christ, in accordance with his pleasure and will– </text:p>
          </table:table-cell>
          <table:table-cell table:number-columns-repeated="9"/>
        </table:table-row>
        <table:table-row table:style-name="ro1">
          <table:table-cell office:value-type="string">
            <text:p>ephesian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 <text:span text:style-name="T1">to the praise of his </text:span>glorious grace, which he has freely given us in the One he loves. </text:p>
          </table:table-cell>
          <table:table-cell table:number-columns-repeated="9"/>
        </table:table-row>
        <table:table-row table:style-name="ro1">
          <table:table-cell office:value-type="string">
            <text:p>ephesian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 <text:span text:style-name="T1">In him we have redemption </text:span>through his blood, the forgiveness of sins, in accordance with the riches of God's grace </text:p>
          </table:table-cell>
          <table:table-cell table:number-columns-repeated="9"/>
        </table:table-row>
        <table:table-row table:style-name="ro1">
          <table:table-cell office:value-type="string">
            <text:p>ephesian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<text:span text:style-name="T1"> </text:span><text:span text:style-name="T1">that he lavished on us </text:span>with all wisdom and understanding. </text:p>
          </table:table-cell>
          <table:table-cell table:number-columns-repeated="9"/>
        </table:table-row>
        <table:table-row table:style-name="ro1">
          <table:table-cell office:value-type="string">
            <text:p>ephesian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<text:span text:style-name="T1"> </text:span><text:span text:style-name="T1">And he made known to</text:span> us the mystery of his will according to his good pleasure, which he purposed in Christ, </text:p>
          </table:table-cell>
          <table:table-cell table:number-columns-repeated="9"/>
        </table:table-row>
        <table:table-row table:style-name="ro1">
          <table:table-cell office:value-type="string">
            <text:p>ephesian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<text:span text:style-name="T1"> </text:span><text:span text:style-name="T1">to be put into effect</text:span> when the times will have reached their fulfillment–to bring all things in heaven and on earth together under one head, even Christ. </text:p>
          </table:table-cell>
          <table:table-cell table:number-columns-repeated="9"/>
        </table:table-row>
        <table:table-row table:style-name="ro1">
          <table:table-cell office:value-type="string">
            <text:p>ephesians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<text:span text:style-name="T1"> </text:span><text:span text:style-name="T1">In him we were also</text:span> chosen, having been predestined according to the plan of him who works out everything in conformity with the purpose of his will, </text:p>
          </table:table-cell>
          <table:table-cell table:number-columns-repeated="9"/>
        </table:table-row>
        <table:table-row table:style-name="ro1">
          <table:table-cell office:value-type="string">
            <text:p>ephesians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 <text:span text:style-name="T1">in order that we, who</text:span> were the first to hope in Christ, might be for the praise of his glory. </text:p>
          </table:table-cell>
          <table:table-cell table:number-columns-repeated="9"/>
        </table:table-row>
        <table:table-row table:style-name="ro1">
          <table:table-cell office:value-type="string">
            <text:p>ephesians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 <text:span text:style-name="T1">And you also were included</text:span> in Christ when you heard the word of truth, the gospel of your salvation. Having believed, you were marked in him with a seal, the promised Holy Spirit, </text:p>
          </table:table-cell>
          <table:table-cell table:number-columns-repeated="9"/>
        </table:table-row>
        <table:table-row table:style-name="ro1">
          <table:table-cell office:value-type="string">
            <text:p>ephesians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<text:span text:style-name="T1"> </text:span><text:span text:style-name="T1">who is a deposit guaranteeing</text:span> our inheritance until the redemption of those who are God's possession–to the praise of his glory. </text:p>
          </table:table-cell>
          <table:table-cell table:number-columns-repeated="9"/>
        </table:table-row>
        <table:table-row table:style-name="ro1">
          <table:table-cell office:value-type="string">
            <text:p>ephesians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<text:span text:style-name="T1"> </text:span><text:span text:style-name="T1">For this reason, ever since</text:span> I heard about your faith in the Lord Jesus and your love for all the saints, </text:p>
          </table:table-cell>
          <table:table-cell table:number-columns-repeated="9"/>
        </table:table-row>
        <table:table-row table:style-name="ro1">
          <table:table-cell office:value-type="string">
            <text:p>ephesians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<text:span text:style-name="T1"> </text:span><text:span text:style-name="T1">I have not stopped giving</text:span> thanks for you, remembering you in my prayers. </text:p>
          </table:table-cell>
          <table:table-cell table:number-columns-repeated="9"/>
        </table:table-row>
        <table:table-row table:style-name="ro1">
          <table:table-cell office:value-type="string">
            <text:p>ephesians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<text:span text:style-name="T1"> </text:span><text:span text:style-name="T1">I keep asking that the</text:span> God of our Lord Jesus Christ, the glorious Father, may give you the Spirit of wisdom and revelation, so that you may know him better. </text:p>
          </table:table-cell>
          <table:table-cell table:number-columns-repeated="9"/>
        </table:table-row>
        <table:table-row table:style-name="ro1">
          <table:table-cell office:value-type="string">
            <text:p>ephesians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<text:span text:style-name="T1"> </text:span><text:span text:style-name="T1">I pray also that the</text:span> eyes of your heart may be enlightened in order that you may know the hope to which he has called you, the riches of his glorious inheritance in the saints, </text:p>
          </table:table-cell>
          <table:table-cell table:number-columns-repeated="9"/>
        </table:table-row>
        <table:table-row table:style-name="ro1">
          <table:table-cell office:value-type="string">
            <text:p>ephesians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<text:span text:style-name="T1"> </text:span><text:span text:style-name="T1">and his incomparably great power</text:span> for us who believe. That power is like the working of his mighty strength, </text:p>
          </table:table-cell>
          <table:table-cell table:number-columns-repeated="9"/>
        </table:table-row>
        <table:table-row table:style-name="ro1">
          <table:table-cell office:value-type="string">
            <text:p>ephesians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 <text:span text:style-name="T1">which he exerted in Christ</text:span> when he raised him from the dead and seated him at his right hand in the heavenly realms, </text:p>
          </table:table-cell>
          <table:table-cell table:number-columns-repeated="9"/>
        </table:table-row>
        <table:table-row table:style-name="ro1">
          <table:table-cell office:value-type="string">
            <text:p>ephesians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<text:span text:style-name="T1"> </text:span><text:span text:style-name="T1">far above all rule and </text:span>authority, power and dominion, and every title that can be given, not only in the present age but also in the one to come. </text:p>
          </table:table-cell>
          <table:table-cell table:number-columns-repeated="9"/>
        </table:table-row>
        <table:table-row table:style-name="ro1">
          <table:table-cell office:value-type="string">
            <text:p>ephesians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 <text:span text:style-name="T1">And God placed all things</text:span> under his feet and appointed him to be head over everything for the church, </text:p>
          </table:table-cell>
          <table:table-cell table:number-columns-repeated="9"/>
        </table:table-row>
        <table:table-row table:style-name="ro1">
          <table:table-cell office:value-type="string">
            <text:p>ephesians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<text:span text:style-name="T1"> </text:span><text:span text:style-name="T1">which is his body, the</text:span> fullness of him who fills everything in every way. </text:p>
          </table:table-cell>
          <table:table-cell table:number-columns-repeated="9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D2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402in" fo:margin-bottom="0.7874in" fo:margin-left="0.1543in" fo:margin-right="0.4374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8">01/08/2012</text:date>, <text:time>17:2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08T17:08:00</meta:creation-date>
    <dc:date>2012-01-08T17:26:02</dc:date>
    <meta:editing-duration>PT2M52S</meta:editing-duration>
    <meta:editing-cycles>1</meta:editing-cycles>
    <meta:document-statistic meta:table-count="3" meta:cell-count="96" meta:object-count="0"/>
    <meta:generator>LibreOffice/3.3$Unix LibreOffice_project/330m19$Build-401</meta:generator>
  </office:meta>
</office:document-meta>
</file>